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05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7.75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85.49pt"/>
    </style:style>
    <style:style style:name="co7" style:family="table-column">
      <style:table-column-properties fo:break-before="auto" style:column-width="86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pt" svg:height="255.15pt" svg:x="179.69pt" svg:y="139.04pt">
            <loext:p draw:notify-on-update-of-ranges="Sheet1.A2:Sheet1.A2 Sheet1.A3:Sheet1.A8 Sheet1.B1:Sheet1.B1 Sheet1.B2:Sheet1.B8 Sheet1.F1:Sheet1.F1 Sheet1.F2:Sheet1.F8 Sheet1.G1:Sheet1.G1 Sheet1.G2:Sheet1.G8 Sheet1.H1:Sheet1.H1 Sheet1.H2:Sheet1.H8 Sheet1.I1:Sheet1.I1 Sheet1.I2:Sheet1.I8 Sheet1.D1:Sheet1.D1 Sheet1.D2:Sheet1.D8 Sheet1.E1:Sheet1.E1 Sheet1.E2:Sheet1.E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acket size in bytes</text:p>
          </table:table-cell>
          <table:table-cell office:value-type="string" calcext:value-type="string">
            <text:p>5m – None</text:p>
          </table:table-cell>
          <table:table-cell office:value-type="string" calcext:value-type="string">
            <text:p>5m – rts/cts</text:p>
          </table:table-cell>
          <table:table-cell office:value-type="string" calcext:value-type="string">
            <text:p>10m – None</text:p>
          </table:table-cell>
          <table:table-cell office:value-type="string" calcext:value-type="string">
            <text:p>10m – rts/cts</text:p>
          </table:table-cell>
          <table:table-cell office:value-type="string" calcext:value-type="string">
            <text:p>2m – None</text:p>
          </table:table-cell>
          <table:table-cell office:value-type="string" calcext:value-type="string">
            <text:p>2m – rts/cts</text:p>
          </table:table-cell>
          <table:table-cell office:value-type="string" calcext:value-type="string">
            <text:p>20m – None</text:p>
          </table:table-cell>
          <table:table-cell office:value-type="string" calcext:value-type="string">
            <text:p>20m – rts/ct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45056" calcext:value-type="float">
            <text:p>5.45056</text:p>
          </table:table-cell>
          <table:table-cell office:value-type="float" office:value="5.38848" calcext:value-type="float">
            <text:p>5.38848</text:p>
          </table:table-cell>
          <table:table-cell office:value-type="float" office:value="5.47136" calcext:value-type="float">
            <text:p>5.47136</text:p>
          </table:table-cell>
          <table:table-cell office:value-type="float" office:value="5.38704" calcext:value-type="float">
            <text:p>5.38704</text:p>
          </table:table-cell>
          <table:table-cell office:value-type="float" office:value="5.45104" calcext:value-type="float">
            <text:p>5.45104</text:p>
          </table:table-cell>
          <table:table-cell office:value-type="float" office:value="5.3888" calcext:value-type="float">
            <text:p>5.3888</text:p>
          </table:table-cell>
          <table:table-cell office:value-type="float" office:value="5.4328" calcext:value-type="float">
            <text:p>5.4328</text:p>
          </table:table-cell>
          <table:table-cell office:value-type="float" office:value="5.416" calcext:value-type="float">
            <text:p>5.4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71968" calcext:value-type="float">
            <text:p>9.71968</text:p>
          </table:table-cell>
          <table:table-cell office:value-type="float" office:value="9.60736" calcext:value-type="float">
            <text:p>9.60736</text:p>
          </table:table-cell>
          <table:table-cell office:value-type="float" office:value="9.7184" calcext:value-type="float">
            <text:p>9.7184</text:p>
          </table:table-cell>
          <table:table-cell office:value-type="float" office:value="9.60672" calcext:value-type="float">
            <text:p>9.60672</text:p>
          </table:table-cell>
          <table:table-cell office:value-type="float" office:value="9.72064" calcext:value-type="float">
            <text:p>9.72064</text:p>
          </table:table-cell>
          <table:table-cell office:value-type="float" office:value="9.60832" calcext:value-type="float">
            <text:p>9.60832</text:p>
          </table:table-cell>
          <table:table-cell office:value-type="float" office:value="9.85984" calcext:value-type="float">
            <text:p>9.85984</text:p>
          </table:table-cell>
          <table:table-cell office:value-type="float" office:value="9.87136" calcext:value-type="float">
            <text:p>9.871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.2456" calcext:value-type="float">
            <text:p>13.2456</text:p>
          </table:table-cell>
          <table:table-cell office:value-type="float" office:value="13.308" calcext:value-type="float">
            <text:p>13.308</text:p>
          </table:table-cell>
          <table:table-cell office:value-type="float" office:value="13.2442" calcext:value-type="float">
            <text:p>13.2442</text:p>
          </table:table-cell>
          <table:table-cell office:value-type="float" office:value="13.3061" calcext:value-type="float">
            <text:p>13.3061</text:p>
          </table:table-cell>
          <table:table-cell office:value-type="float" office:value="13.2461" calcext:value-type="float">
            <text:p>13.2461</text:p>
          </table:table-cell>
          <table:table-cell office:value-type="float" office:value="13.308" calcext:value-type="float">
            <text:p>13.308</text:p>
          </table:table-cell>
          <table:table-cell office:value-type="float" office:value="13.2379" calcext:value-type="float">
            <text:p>13.2379</text:p>
          </table:table-cell>
          <table:table-cell office:value-type="float" office:value="13.3051" calcext:value-type="float">
            <text:p>13.30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.2182" calcext:value-type="float">
            <text:p>16.2182</text:p>
          </table:table-cell>
          <table:table-cell office:value-type="float" office:value="16.1997" calcext:value-type="float">
            <text:p>16.1997</text:p>
          </table:table-cell>
          <table:table-cell office:value-type="float" office:value="16.2778" calcext:value-type="float">
            <text:p>16.2778</text:p>
          </table:table-cell>
          <table:table-cell office:value-type="float" office:value="16.199" calcext:value-type="float">
            <text:p>16.199</text:p>
          </table:table-cell>
          <table:table-cell office:value-type="float" office:value="16.2182" calcext:value-type="float">
            <text:p>16.2182</text:p>
          </table:table-cell>
          <table:table-cell office:value-type="float" office:value="16.2003" calcext:value-type="float">
            <text:p>16.2003</text:p>
          </table:table-cell>
          <table:table-cell office:value-type="float" office:value="16.5562" calcext:value-type="float">
            <text:p>16.5562</text:p>
          </table:table-cell>
          <table:table-cell office:value-type="float" office:value="16.4602" calcext:value-type="float">
            <text:p>16.46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.8144" calcext:value-type="float">
            <text:p>18.8144</text:p>
          </table:table-cell>
          <table:table-cell office:value-type="float" office:value="18.9008" calcext:value-type="float">
            <text:p>18.9008</text:p>
          </table:table-cell>
          <table:table-cell office:value-type="float" office:value="18.8112" calcext:value-type="float">
            <text:p>18.8112</text:p>
          </table:table-cell>
          <table:table-cell office:value-type="float" office:value="18.9" calcext:value-type="float">
            <text:p>18.9</text:p>
          </table:table-cell>
          <table:table-cell office:value-type="float" office:value="18.8152" calcext:value-type="float">
            <text:p>18.8152</text:p>
          </table:table-cell>
          <table:table-cell office:value-type="float" office:value="18.9016" calcext:value-type="float">
            <text:p>18.9016</text:p>
          </table:table-cell>
          <table:table-cell office:value-type="float" office:value="18.8376" calcext:value-type="float">
            <text:p>18.8376</text:p>
          </table:table-cell>
          <table:table-cell office:value-type="float" office:value="18.7608" calcext:value-type="float">
            <text:p>18.76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1.167" calcext:value-type="float">
            <text:p>21.167</text:p>
          </table:table-cell>
          <table:table-cell office:value-type="float" office:value="21.1046" calcext:value-type="float">
            <text:p>21.1046</text:p>
          </table:table-cell>
          <table:table-cell office:value-type="float" office:value="21.1507" calcext:value-type="float">
            <text:p>21.1507</text:p>
          </table:table-cell>
          <table:table-cell office:value-type="float" office:value="21.1037" calcext:value-type="float">
            <text:p>21.1037</text:p>
          </table:table-cell>
          <table:table-cell office:value-type="float" office:value="21.168" calcext:value-type="float">
            <text:p>21.168</text:p>
          </table:table-cell>
          <table:table-cell office:value-type="float" office:value="21.1056" calcext:value-type="float">
            <text:p>21.1056</text:p>
          </table:table-cell>
          <table:table-cell office:value-type="float" office:value="21.1238" calcext:value-type="float">
            <text:p>21.1238</text:p>
          </table:table-cell>
          <table:table-cell office:value-type="float" office:value="21.3341" calcext:value-type="float">
            <text:p>21.334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3.0037" calcext:value-type="float">
            <text:p>23.0037</text:p>
          </table:table-cell>
          <table:table-cell office:value-type="float" office:value="22.8637" calcext:value-type="float">
            <text:p>22.8637</text:p>
          </table:table-cell>
          <table:table-cell office:value-type="float" office:value="23.0026" calcext:value-type="float">
            <text:p>23.0026</text:p>
          </table:table-cell>
          <table:table-cell office:value-type="float" office:value="22.867" calcext:value-type="float">
            <text:p>22.867</text:p>
          </table:table-cell>
          <table:table-cell office:value-type="float" office:value="23.0048" calcext:value-type="float">
            <text:p>23.0048</text:p>
          </table:table-cell>
          <table:table-cell office:value-type="float" office:value="22.8659" calcext:value-type="float">
            <text:p>22.8659</text:p>
          </table:table-cell>
          <table:table-cell office:value-type="float" office:value="23.0014" calcext:value-type="float">
            <text:p>23.0014</text:p>
          </table:table-cell>
          <table:table-cell office:value-type="float" office:value="22.8637" calcext:value-type="float">
            <text:p>22.8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0:08:44.700735676</meta:creation-date>
    <dc:date>2018-03-17T00:55:27.144399677</dc:date>
    <meta:editing-duration>PT4M21S</meta:editing-duration>
    <meta:editing-cycles>1</meta:editing-cycles>
    <meta:document-statistic meta:table-count="1" meta:cell-count="7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line" chart:column-mapping="0 4 5 6 7 2 3 1" chart:style-name="ch1">
        <chart:legend chart:legend-position="end" svg:x="12.622cm" svg:y="2.459cm" style:legend-expansion="high" chart:style-name="ch2"/>
        <chart:plot-area chart:style-name="ch3" table:cell-range-address="Sheet1.A2:Sheet1.C8 Sheet1.B1:Sheet1.C1 Sheet1.D1:Sheet1.I8" chart:data-source-has-labels="both" svg:x="1.331cm" svg:y="0.18cm" svg:width="10.971cm" svg:height="7.661cm">
          <chartooo:coordinate-region svg:x="1.952cm" svg:y="0.379cm" svg:width="10.35cm" svg:height="6.815cm"/>
          <chart:axis chart:dimension="x" chart:name="primary-x" chart:style-name="ch4" chartooo:axis-type="auto">
            <chartooo:date-scale/>
            <chart:title svg:x="6.362cm" svg:y="8.021cm" chart:style-name="ch5">
              <text:p>Bytes</text:p>
            </chart:title>
            <chart:categories table:cell-range-address="Sheet1.A3:Sheet1.A8"/>
          </chart:axis>
          <chart:axis chart:dimension="y" chart:name="primary-y" chart:style-name="ch4">
            <chart:title svg:x="0.451cm" svg:y="5.417cm" chart:style-name="ch6">
              <text:p>throughput (Mbit/s)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series chart:style-name="ch9" chart:values-cell-range-address="Sheet1.F2:Sheet1.F8" chart:label-cell-address="Sheet1.F1:Sheet1.F1" chart:class="chart:line">
            <chart:data-point chart:repeated="7"/>
          </chart:series>
          <chart:series chart:style-name="ch10" chart:values-cell-range-address="Sheet1.G2:Sheet1.G8" chart:label-cell-address="Sheet1.G1:Sheet1.G1" chart:class="chart:line">
            <chart:data-point chart:repeated="7"/>
          </chart:series>
          <chart:series chart:style-name="ch11" chart:values-cell-range-address="Sheet1.H2:Sheet1.H8" chart:label-cell-address="Sheet1.H1:Sheet1.H1" chart:class="chart:line">
            <chart:data-point chart:repeated="7"/>
          </chart:series>
          <chart:series chart:style-name="ch12" chart:values-cell-range-address="Sheet1.I2:Sheet1.I8" chart:label-cell-address="Sheet1.I1:Sheet1.I1" chart:class="chart:line">
            <chart:data-point chart:repeated="7"/>
          </chart:series>
          <chart:series chart:style-name="ch13" chart:values-cell-range-address="Sheet1.D2:Sheet1.D8" chart:label-cell-address="Sheet1.D1:Sheet1.D1" chart:class="chart:line">
            <chart:data-point chart:repeated="7"/>
          </chart:series>
          <chart:series chart:style-name="ch14" chart:values-cell-range-address="Sheet1.E2:Sheet1.E8" chart:label-cell-address="Sheet1.E1:Sheet1.E1" chart:class="chart:line">
            <chart:data-point chart:repeated="7"/>
          </chart:series>
          <chart:series chart:style-name="ch15" chart:values-cell-range-address="Sheet1.C2:Sheet1.C8" chart:label-cell-address="Sheet1.C1:Sheet1.C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m – None</text:p>
                <draw:g>
                  <svg:desc>Sheet1.B1:Sheet1.B1</svg:desc>
                </draw:g>
              </table:table-cell>
              <table:table-cell office:value-type="string">
                <text:p>2m – None</text:p>
                <draw:g>
                  <svg:desc>Sheet1.F1:Sheet1.F1</svg:desc>
                </draw:g>
              </table:table-cell>
              <table:table-cell office:value-type="string">
                <text:p>2m – rts/cts</text:p>
                <draw:g>
                  <svg:desc>Sheet1.G1:Sheet1.G1</svg:desc>
                </draw:g>
              </table:table-cell>
              <table:table-cell office:value-type="string">
                <text:p>20m – None</text:p>
                <draw:g>
                  <svg:desc>Sheet1.H1:Sheet1.H1</svg:desc>
                </draw:g>
              </table:table-cell>
              <table:table-cell office:value-type="string">
                <text:p>20m – rts/cts</text:p>
                <draw:g>
                  <svg:desc>Sheet1.I1:Sheet1.I1</svg:desc>
                </draw:g>
              </table:table-cell>
              <table:table-cell office:value-type="string">
                <text:p>10m – None</text:p>
                <draw:g>
                  <svg:desc>Sheet1.D1:Sheet1.D1</svg:desc>
                </draw:g>
              </table:table-cell>
              <table:table-cell office:value-type="string">
                <text:p>10m – rts/cts</text:p>
                <draw:g>
                  <svg:desc>Sheet1.E1:Sheet1.E1</svg:desc>
                </draw:g>
              </table:table-cell>
              <table:table-cell office:value-type="string">
                <text:p>5m – rts/ct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A3:Sheet1.A8</svg:desc>
                </draw:g>
              </table:table-cell>
              <table:table-cell office:value-type="float" office:value="5.45056">
                <text:p>5.45056</text:p>
                <draw:g>
                  <svg:desc>Sheet1.B2:Sheet1.B8</svg:desc>
                </draw:g>
              </table:table-cell>
              <table:table-cell office:value-type="float" office:value="5.45104">
                <text:p>5.45104</text:p>
                <draw:g>
                  <svg:desc>Sheet1.F2:Sheet1.F8</svg:desc>
                </draw:g>
              </table:table-cell>
              <table:table-cell office:value-type="float" office:value="5.3888">
                <text:p>5.3888</text:p>
                <draw:g>
                  <svg:desc>Sheet1.G2:Sheet1.G8</svg:desc>
                </draw:g>
              </table:table-cell>
              <table:table-cell office:value-type="float" office:value="5.4328">
                <text:p>5.4328</text:p>
                <draw:g>
                  <svg:desc>Sheet1.H2:Sheet1.H8</svg:desc>
                </draw:g>
              </table:table-cell>
              <table:table-cell office:value-type="float" office:value="5.416">
                <text:p>5.416</text:p>
                <draw:g>
                  <svg:desc>Sheet1.I2:Sheet1.I8</svg:desc>
                </draw:g>
              </table:table-cell>
              <table:table-cell office:value-type="float" office:value="5.47136">
                <text:p>5.47136</text:p>
                <draw:g>
                  <svg:desc>Sheet1.D2:Sheet1.D8</svg:desc>
                </draw:g>
              </table:table-cell>
              <table:table-cell office:value-type="float" office:value="5.38704">
                <text:p>5.38704</text:p>
                <draw:g>
                  <svg:desc>Sheet1.E2:Sheet1.E8</svg:desc>
                </draw:g>
              </table:table-cell>
              <table:table-cell office:value-type="float" office:value="5.38848">
                <text:p>5.38848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.71968">
                <text:p>9.71968</text:p>
              </table:table-cell>
              <table:table-cell office:value-type="float" office:value="9.72064">
                <text:p>9.72064</text:p>
              </table:table-cell>
              <table:table-cell office:value-type="float" office:value="9.60832">
                <text:p>9.60832</text:p>
              </table:table-cell>
              <table:table-cell office:value-type="float" office:value="9.85984">
                <text:p>9.85984</text:p>
              </table:table-cell>
              <table:table-cell office:value-type="float" office:value="9.87136">
                <text:p>9.87136</text:p>
              </table:table-cell>
              <table:table-cell office:value-type="float" office:value="9.7184">
                <text:p>9.7184</text:p>
              </table:table-cell>
              <table:table-cell office:value-type="float" office:value="9.60672">
                <text:p>9.60672</text:p>
              </table:table-cell>
              <table:table-cell office:value-type="float" office:value="9.60736">
                <text:p>9.607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3.2456">
                <text:p>13.2456</text:p>
              </table:table-cell>
              <table:table-cell office:value-type="float" office:value="13.2461">
                <text:p>13.2461</text:p>
              </table:table-cell>
              <table:table-cell office:value-type="float" office:value="13.308">
                <text:p>13.308</text:p>
              </table:table-cell>
              <table:table-cell office:value-type="float" office:value="13.2379">
                <text:p>13.2379</text:p>
              </table:table-cell>
              <table:table-cell office:value-type="float" office:value="13.3051">
                <text:p>13.3051</text:p>
              </table:table-cell>
              <table:table-cell office:value-type="float" office:value="13.2442">
                <text:p>13.2442</text:p>
              </table:table-cell>
              <table:table-cell office:value-type="float" office:value="13.3061">
                <text:p>13.3061</text:p>
              </table:table-cell>
              <table:table-cell office:value-type="float" office:value="13.308">
                <text:p>13.3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.2182">
                <text:p>16.2182</text:p>
              </table:table-cell>
              <table:table-cell office:value-type="float" office:value="16.2182">
                <text:p>16.2182</text:p>
              </table:table-cell>
              <table:table-cell office:value-type="float" office:value="16.2003">
                <text:p>16.2003</text:p>
              </table:table-cell>
              <table:table-cell office:value-type="float" office:value="16.5562">
                <text:p>16.5562</text:p>
              </table:table-cell>
              <table:table-cell office:value-type="float" office:value="16.4602">
                <text:p>16.4602</text:p>
              </table:table-cell>
              <table:table-cell office:value-type="float" office:value="16.2778">
                <text:p>16.2778</text:p>
              </table:table-cell>
              <table:table-cell office:value-type="float" office:value="16.199">
                <text:p>16.199</text:p>
              </table:table-cell>
              <table:table-cell office:value-type="float" office:value="16.1997">
                <text:p>16.19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.8144">
                <text:p>18.8144</text:p>
              </table:table-cell>
              <table:table-cell office:value-type="float" office:value="18.8152">
                <text:p>18.8152</text:p>
              </table:table-cell>
              <table:table-cell office:value-type="float" office:value="18.9016">
                <text:p>18.9016</text:p>
              </table:table-cell>
              <table:table-cell office:value-type="float" office:value="18.8376">
                <text:p>18.8376</text:p>
              </table:table-cell>
              <table:table-cell office:value-type="float" office:value="18.7608">
                <text:p>18.7608</text:p>
              </table:table-cell>
              <table:table-cell office:value-type="float" office:value="18.8112">
                <text:p>18.8112</text:p>
              </table:table-cell>
              <table:table-cell office:value-type="float" office:value="18.9">
                <text:p>18.9</text:p>
              </table:table-cell>
              <table:table-cell office:value-type="float" office:value="18.9008">
                <text:p>18.900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1.167">
                <text:p>21.167</text:p>
              </table:table-cell>
              <table:table-cell office:value-type="float" office:value="21.168">
                <text:p>21.168</text:p>
              </table:table-cell>
              <table:table-cell office:value-type="float" office:value="21.1056">
                <text:p>21.1056</text:p>
              </table:table-cell>
              <table:table-cell office:value-type="float" office:value="21.1238">
                <text:p>21.1238</text:p>
              </table:table-cell>
              <table:table-cell office:value-type="float" office:value="21.3341">
                <text:p>21.3341</text:p>
              </table:table-cell>
              <table:table-cell office:value-type="float" office:value="21.1507">
                <text:p>21.1507</text:p>
              </table:table-cell>
              <table:table-cell office:value-type="float" office:value="21.1037">
                <text:p>21.1037</text:p>
              </table:table-cell>
              <table:table-cell office:value-type="float" office:value="21.1046">
                <text:p>21.1046</text:p>
              </table:table-cell>
            </table:table-row>
            <table:table-row>
              <table:table-cell office:value-type="string"/>
              <table:table-cell office:value-type="float" office:value="23.0037">
                <text:p>23.0037</text:p>
              </table:table-cell>
              <table:table-cell office:value-type="float" office:value="23.0048">
                <text:p>23.0048</text:p>
              </table:table-cell>
              <table:table-cell office:value-type="float" office:value="22.8659">
                <text:p>22.8659</text:p>
              </table:table-cell>
              <table:table-cell office:value-type="float" office:value="23.0014">
                <text:p>23.0014</text:p>
              </table:table-cell>
              <table:table-cell office:value-type="float" office:value="22.8637">
                <text:p>22.8637</text:p>
              </table:table-cell>
              <table:table-cell office:value-type="float" office:value="23.0026">
                <text:p>23.0026</text:p>
              </table:table-cell>
              <table:table-cell office:value-type="float" office:value="22.867">
                <text:p>22.867</text:p>
              </table:table-cell>
              <table:table-cell office:value-type="float" office:value="22.8637">
                <text:p>22.8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